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F41AC5B79CBB20DE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tab/>EIS Ingeniería de Software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Implementando algoritmos de aprendizaje de máquina para detección de voz activa y pasiva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F41AC5B79CBB20DE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3T11:52:46.806889701</meta:creation-date>
    <meta:editing-duration>P0D</meta:editing-duration>
    <meta:editing-cycles>1</meta:editing-cycles>
    <meta:generator>LibreOffice/5.4.6.2$Linux_X86_64 LibreOffice_project/40m0$Build-2</meta:generator>
    <dc:title>Bright Blue</dc:title>
    <meta:document-statistic meta:object-count="26"/>
  </office:meta>
</office:document-meta>
</file>